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FreeSerif1"/>
    </style:style>
    <style:style style:name="P2" style:family="paragraph" style:parent-style-name="Standard" style:list-style-name="L1"/>
    <style:style style:name="P3" style:family="paragraph" style:parent-style-name="Standard">
      <style:text-properties style:font-name="FreeSerif1"/>
    </style:style>
    <style:style style:name="P4" style:family="paragraph" style:parent-style-name="Heading_20_2">
      <style:text-properties style:font-name="Times" fo:font-size="12pt" style:font-size-asian="12pt" style:font-size-complex="12pt"/>
    </style:style>
    <style:style style:name="P5"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style:font-name="Times"/>
    </style:style>
    <style:style style:name="T3" style:family="text">
      <style:text-properties fo:font-size="12pt"/>
    </style:style>
    <style:style style:name="T4" style:family="text">
      <style:text-properties style:font-size-asian="12pt"/>
    </style:style>
    <style:style style:name="T5" style:family="text">
      <style:text-properties style:font-size-complex="12pt"/>
    </style:style>
    <style:style style:name="T6" style:family="text">
      <style:text-properties style:font-name="FreeSerif1"/>
    </style:style>
    <style:style style:name="T7" style:family="text">
      <style:text-properties style:font-name="Charter"/>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gredients</text:h>
      <text:p text:style-name="P1"><text:span text:style-name="T1">4 fresh red chillies, chopped</text:span></text:p>
      <text:p text:style-name="P1"><text:span text:style-name="T1">1 teaspoon crushed garlic</text:span></text:p>
      <text:p text:style-name="P1"><text:span text:style-name="T1">1 tablespoon fish sauce</text:span></text:p>
      <text:p text:style-name="P1"><text:span text:style-name="T1">2 teaspoons brown sugar</text:span></text:p>
      <text:p text:style-name="P1"><text:span text:style-name="T1">juice of 1 lime or lemon</text:span></text:p>
      <text:p text:style-name="P1"><text:span text:style-name="T1">¼ teaspoon salt</text:span></text:p>
      <text:p text:style-name="P1"><text:span text:style-name="T1">125ml water</text:span></text:p>
      <text:p text:style-name="Standard">2 tablespoons peanut or groundnut oil</text:p>
      <text:h text:style-name="P4" text:outline-level="2">Method</text:h>
      <text:list xml:id="list678927130" text:style-name="L1">
        <text:list-item>
          <text:p text:style-name="P2">Put all ingredients into a small saucepan</text:p>
        </text:list-item>
        <text:list-item>
          <text:p text:style-name="P2">Bring to boil, then reduce heat and simmer for 10 minutes</text:p>
        </text:list-item>
        <text:list-item>
          <text:p text:style-name="P2">Store in screw-top jar in refrigera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hilli Sauc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1-01-08T18:33:46</meta:creation-date>
    <dc:language>en-AU</dc:language>
    <meta:editing-cycles>2</meta:editing-cycles>
    <meta:editing-duration>PT00H04M05S</meta:editing-duration>
    <meta:initial-creator>Frank Jung</meta:initial-creator>
    <meta:document-statistic meta:table-count="0" meta:image-count="0" meta:object-count="0" meta:page-count="1" meta:paragraph-count="14" meta:word-count="65" meta:character-count="358"/>
    <dc:date>2011-01-08T18:37:48</dc:date>
    <dc:creator>Frank Jung</dc:creator>
    <meta:user-defined meta:name="Info 1"/>
    <meta:user-defined meta:name="Info 2"/>
    <meta:user-defined meta:name="Info 3"/>
    <meta:user-defined meta:name="Info 4"/>
  </office:meta>
</office:document-meta>
</file>